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number-columns-repeated="35" table:default-cell-style-name="ce1"/>
        <table:table-row table:style-name="ro1">
          <table:table-cell office:value-type="string" calcext:value-type="string">
            <text:p>Aridad/va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23" calcext:value-type="float">
            <text:p>1423</text:p>
          </table:table-cell>
          <table:table-cell office:value-type="float" office:value="1524" calcext:value-type="float">
            <text:p>1524</text:p>
          </table:table-cell>
          <table:table-cell office:value-type="float" office:value="162534" calcext:value-type="float">
            <text:p>162534</text:p>
          </table:table-cell>
          <table:table-cell office:value-type="float" office:value="172635" calcext:value-type="float">
            <text:p>172635</text:p>
          </table:table-cell>
          <table:table-cell office:value-type="float" office:value="18273645" calcext:value-type="float">
            <text:p>18273645</text:p>
          </table:table-cell>
          <table:table-cell office:value-type="float" office:value="19283746" calcext:value-type="float">
            <text:p>19283746</text:p>
          </table:table-cell>
          <table:table-cell office:value-type="float" office:value="29384756" calcext:value-type="float">
            <text:p>29384756</text:p>
          </table:table-cell>
          <table:table-cell office:value-type="float" office:value="394857" calcext:value-type="float">
            <text:p>394857</text:p>
          </table:table-cell>
          <table:table-cell office:value-type="float" office:value="495867" calcext:value-type="float">
            <text:p>495867</text:p>
          </table:table-cell>
          <table:table-cell office:value-type="float" office:value="5968" calcext:value-type="float">
            <text:p>5968</text:p>
          </table:table-cell>
          <table:table-cell office:value-type="float" office:value="6978" calcext:value-type="float">
            <text:p>6978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table:number-columns-repeated="19" office:value-type="string" calcext:value-type="string">
            <text:p>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345" calcext:value-type="float">
            <text:p>129345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.</text:p>
          </table:table-cell>
          <table:table-cell table:number-columns-repeated="2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 office:value-type="string" calcext:value-type="string">
            <text:p>.</text:p>
          </table:table-cell>
          <table:table-cell table:number-columns-repeated="2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1" office:value-type="string" calcext:value-type="string">
            <text:p>.</text:p>
          </table:table-cell>
          <table:table-cell table:number-columns-repeated="2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3" office:value-type="string" calcext:value-type="string">
            <text:p>.</text:p>
          </table:table-cell>
          <table:table-cell table:number-columns-repeated="2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5" office:value-type="string" calcext:value-type="string">
            <text:p>.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2">00/00/0000</text:date>, <text:time style:data-style-name="N2" text:time-value="08:14:56.77507065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9T07:55:12.938020766</meta:creation-date>
    <dc:date>2014-06-02T08:17:03.390381105</dc:date>
    <meta:editing-duration>P0D</meta:editing-duration>
    <meta:editing-cycles>2</meta:editing-cycles>
    <meta:generator>LibreOffice/4.2.3.3$Linux_X86_64 LibreOffice_project/420m0$Build-3</meta:generator>
    <meta:document-statistic meta:table-count="1" meta:cell-count="144" meta:object-count="0"/>
  </office:meta>
</office:document-meta>
</file>